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28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0.8104in" style:rel-column-width="1167*"/>
    </style:style>
    <style:style style:name="Table5.B" style:family="table-column">
      <style:table-column-properties style:column-width="6.1146in" style:rel-column-width="8805*"/>
    </style:style>
    <style:style style:name="Table5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rator Overloading</text:p>
      <text:p text:style-name="P2">This is not turn-in work, but these are all important facts you should learn.</text:p>
      <text:p text:style-name="P2"/>
      <text:p text:style-name="P4">1.<text:tab/>Write the declarations for overloading the arithmetic operator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friend MyClass operator+( const MyClass&amp; item1, const MyClass&amp; item2 );</text:p>
            <text:p text:style-name="P5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</table:table-cell>
        </table:table-row>
      </table:table>
      <text:p text:style-name="P4"/>
      <text:p text:style-name="P4">2.<text:tab/>Write the declaration for overloading the stream operators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</table:table-cell>
        </table:table-row>
      </table:table>
      <text:p text:style-name="P4"/>
      <text:p text:style-name="P4">3.<text:tab/>Write the declaration for overloading the subscript operator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/>
            <text:p text:style-name="Table_20_Contents"/>
          </table:table-cell>
        </table:table-row>
      </table:table>
      <text:p text:style-name="P4"/>
      <text:p text:style-name="P4">4.<text:tab/>Write the declaration for overloading the assignment operator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Table_20_Contents"/>
          </table:table-cell>
        </table:table-row>
      </table:table>
      <text:p text:style-name="P4"/>
      <text:p text:style-name="P4"/>
      <text:p text:style-name="P4">5.<text:tab/>With the assignment operator, what do you need to check for?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.</text:p>
          </table:table-cell>
          <table:table-cell table:style-name="Table5.A1" office:value-type="string">
            <text:p text:style-name="Table_20_Contents">NULL pointers</text:p>
          </table:table-cell>
        </table:table-row>
        <table:table-row>
          <table:table-cell table:style-name="Table5.A1" office:value-type="string">
            <text:p text:style-name="P6">b.</text:p>
          </table:table-cell>
          <table:table-cell table:style-name="Table5.A1" office:value-type="string">
            <text:p text:style-name="Table_20_Contents">Static types</text:p>
          </table:table-cell>
        </table:table-row>
        <table:table-row>
          <table:table-cell table:style-name="Table5.A1" office:value-type="string">
            <text:p text:style-name="P6">c.</text:p>
          </table:table-cell>
          <table:table-cell table:style-name="Table5.A1" office:value-type="string">
            <text:p text:style-name="Table_20_Contents">Self-assignment</text:p>
          </table:table-cell>
        </table:table-row>
        <table:table-row>
          <table:table-cell table:style-name="Table5.A1" office:value-type="string">
            <text:p text:style-name="P6">d.</text:p>
          </table:table-cell>
          <table:table-cell table:style-name="Table5.A1" office:value-type="string">
            <text:p text:style-name="Table_20_Contents">Incorrect class typ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perator Overloading -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7-01T18:21:54</dc:date>
    <meta:editing-duration>PT2H40M18S</meta:editing-duration>
    <meta:editing-cycles>282</meta:editing-cycles>
    <meta:generator>LibreOffice/3.5$Linux_X86_64 LibreOffice_project/350m1$Build-2</meta:generator>
    <meta:document-statistic meta:table-count="5" meta:image-count="0" meta:object-count="0" meta:page-count="1" meta:paragraph-count="17" meta:word-count="90" meta:character-count="583" meta:non-whitespace-character-count="510"/>
  </office:meta>
</office:document-meta>
</file>